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83">
      <style:graphic-properties draw:fill="none" draw:stroke="solid" svg:stroke-width="0.00694in" svg:stroke-color="#4472c4" draw:marker-end="a382" svg:stroke-opacity="100%" draw:stroke-linejoin="miter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dae3f3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none" draw:stroke="solid" svg:stroke-width="0.00694in" svg:stroke-color="#4472c4" draw:marker-end="a394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onnector draw:type="line" svg:x1="2.95413in" svg:y1="3.08257in" svg:x2="6.12844in" svg:y2="3.08257in" draw:id="id63" draw:style-name="a381" draw:name="Gerader Verbinder 4">
          <svg:title/>
          <svg:desc/>
        </draw:connector>
        <draw:connector draw:type="line" svg:x1="3.88073in" svg:y1="3.07339in" svg:x2="2.56881in" svg:y2="3.07339in" draw:id="id64" draw:style-name="a383" draw:name="Gerade Verbindung mit Pfeil 6">
          <svg:title/>
          <svg:desc/>
        </draw:connector>
        <draw:frame draw:id="id65" draw:style-name="a387" draw:name="Textfeld 7" svg:x="2.70642in" svg:y="2.66949in" svg:width="0.37615in" svg:height="0.40391in">
          <draw:text-box>
            <text:p text:style-name="a386" text:class-names="" text:cond-style-name=""><text:span text:style-name="a384" text:class-names="">F</text:span><text:span text:style-name="a385" text:class-names=""/></text:p>
          </draw:text-box>
          <svg:title/>
          <svg:desc/>
        </draw:frame>
        <draw:custom-shape svg:x="3.88991in" svg:y="2.80734in" svg:width="2.23853in" svg:height="0.27523in" draw:id="id66" draw:style-name="a390" draw:name="Freihandform: Form 9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046914 251670" draw:enhanced-path="M 0 251670 C 156594 192947 313189 134224 654341 92279 995493 50334 1744910 22371 2046914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46914"/>
            <draw:equation draw:name="f7" draw:formula="?f4 / 251670"/>
            <draw:equation draw:name="f8" draw:formula="0 * ?f5 / 2046914"/>
            <draw:equation draw:name="f9" draw:formula="251670 * ?f4 / 251670"/>
            <draw:equation draw:name="f10" draw:formula="654341 * ?f5 / 2046914"/>
            <draw:equation draw:name="f11" draw:formula="92279 * ?f4 / 251670"/>
            <draw:equation draw:name="f12" draw:formula="2046914 * ?f5 / 2046914"/>
            <draw:equation draw:name="f13" draw:formula="0 * ?f4 / 25167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3.44037in" svg:y="2.22936in" svg:width="0.79817in" svg:height="0.84401in" draw:id="id67" draw:style-name="a393" draw:name="Ellipse 10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83945in" svg:y1="2.08257in" svg:x2="3.83945in" svg:y2="2.66949in" draw:id="id68" draw:style-name="a395" draw:name="Gerade Verbindung mit Pfeil 14">
          <svg:title/>
          <svg:desc/>
        </draw:connector>
        <draw:frame draw:id="id69" draw:style-name="a400" draw:name="Textfeld 16" svg:x="3.65138in" svg:y="1.68784in" svg:width="0.66972in" svg:height="0.40391in">
          <draw:text-box>
            <text:p text:style-name="a399" text:class-names="" text:cond-style-name=""><text:span text:style-name="a396" text:class-names="">F</text:span><text:span text:style-name="a397" text:class-names="">N</text:span><text:span text:style-name="a39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82" svg:viewBox="0 0 20 30" svg:d="m10 0-10 30h20z"/>
    <draw:marker draw:name="a394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3-14T21:02:23Z</meta:creation-date>
    <dc:date>2018-03-14T21:03:02Z</dc:date>
    <meta:editing-cycles>1</meta:editing-cycles>
    <meta:editing-duration>PT0S</meta:editing-duration>
    <meta:document-statistic meta:paragraph-count="2" meta:word-count="2"/>
  </office:meta>
</office:document-meta>
</file>